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46cm"/>
    </style:style>
    <style:style style:name="co2" style:family="table-column">
      <style:table-column-properties fo:break-before="auto" style:column-width="5.039cm"/>
    </style:style>
    <style:style style:name="co3" style:family="table-column">
      <style:table-column-properties fo:break-before="auto" style:column-width="4.648cm"/>
    </style:style>
    <style:style style:name="co4" style:family="table-column">
      <style:table-column-properties fo:break-before="auto" style:column-width="4.927cm"/>
    </style:style>
    <style:style style:name="co5" style:family="table-column">
      <style:table-column-properties fo:break-before="auto" style:column-width="4.535cm"/>
    </style:style>
    <style:style style:name="co6" style:family="table-column">
      <style:table-column-properties fo:break-before="auto" style:column-width="21.168cm"/>
    </style:style>
    <style:style style:name="co7" style:family="table-column">
      <style:table-column-properties fo:break-before="auto" style:column-width="2.379cm"/>
    </style:style>
    <style:style style:name="co8" style:family="table-column">
      <style:table-column-properties fo:break-before="auto" style:column-width="2.351cm"/>
    </style:style>
    <style:style style:name="co9" style:family="table-column">
      <style:table-column-properties fo:break-before="auto" style:column-width="2.686cm"/>
    </style:style>
    <style:style style:name="co10" style:family="table-column">
      <style:table-column-properties fo:break-before="auto" style:column-width="3.978cm"/>
    </style:style>
    <style:style style:name="co11" style:family="table-column">
      <style:table-column-properties fo:break-before="auto" style:column-width="3.752cm"/>
    </style:style>
    <style:style style:name="co12" style:family="table-column">
      <style:table-column-properties fo:break-before="auto" style:column-width="4.228cm"/>
    </style:style>
    <style:style style:name="co13" style:family="table-column">
      <style:table-column-properties fo:break-before="auto" style:column-width="3.276cm"/>
    </style:style>
    <style:style style:name="co14" style:family="table-column">
      <style:table-column-properties fo:break-before="auto" style:column-width="2.66cm"/>
    </style:style>
    <style:style style:name="co15" style:family="table-column">
      <style:table-column-properties fo:break-before="auto" style:column-width="4.2cm"/>
    </style:style>
    <style:style style:name="co16" style:family="table-column">
      <style:table-column-properties fo:break-before="auto" style:column-width="2.828cm"/>
    </style:style>
    <style:style style:name="co17" style:family="table-column">
      <style:table-column-properties fo:break-before="auto" style:column-width="2.258cm"/>
    </style:style>
    <style:style style:name="ro1" style:family="table-row">
      <style:table-row-properties style:row-height="2.09cm" fo:break-before="auto" style:use-optimal-row-height="false"/>
    </style:style>
    <style:style style:name="ro2" style:family="table-row">
      <style:table-row-properties style:row-height="3.475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value-type" style:repeat-content="false" fo:wrap-option="wrap" fo:border="2.49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c000"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none"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fff2cc"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order-bottom="2.49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table-cell-properties fo:border-bottom="0.06pt solid #000000" fo:background-color="#fff2cc"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none"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06pt solid #000000"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0.06pt solid #000000" fo:background-color="#e2efda"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table-cell-properties fo:background-color="#d0e0e3"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7" style:family="table-cell" style:parent-style-name="Default">
      <style:table-cell-properties fo:border-bottom="0.74pt dotted #000000" fo:background-color="#d0e0e3"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d0e0e3"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d0e0e3"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d0e0e3"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ackground-color="#ead1dc"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2" style:family="table-cell" style:parent-style-name="Default">
      <style:table-cell-properties fo:border-bottom="0.74pt dotted #000000" fo:background-color="#ead1dc"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ead1dc"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ead1d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ead1dc"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d0e0e3" style:diagonal-bl-tr="none" style:diagonal-tl-br="none" style:text-align-source="fix" style:repeat-content="false" fo:wrap-option="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ead1dc" style:diagonal-bl-tr="none" style:diagonal-tl-br="none" style:text-align-source="fix" style:repeat-content="false" fo:wrap-option="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4"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06pt solid #000000" fo:background-color="#d0e0e3"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4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5"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4"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number-columns-repeated="9" table:default-cell-style-name="Default"/>
        <table:table-column table:style-name="co16" table:number-columns-repeated="996" table:default-cell-style-name="Default"/>
        <table:table-row table:style-name="ro1">
          <table:table-cell table:style-name="ce1"/>
          <table:table-cell table:style-name="ce17" office:value-type="string" calcext:value-type="string" table:number-columns-spanned="4" table:number-rows-spanned="1">
            <text:p>Input Layer</text:p>
          </table:table-cell>
          <table:covered-table-cell table:number-columns-repeated="2" table:style-name="ce14"/>
          <table:covered-table-cell table:style-name="ce26"/>
          <table:table-cell table:style-name="ce17"/>
          <table:table-cell table:style-name="ce88" office:value-type="string" calcext:value-type="string" table:number-columns-spanned="3" table:number-rows-spanned="1">
            <text:p>Index Score Layer </text:p>
          </table:table-cell>
          <table:covered-table-cell table:style-name="ce14"/>
          <table:covered-table-cell table:style-name="ce26"/>
          <table:table-cell table:style-name="ce93" office:value-type="string" calcext:value-type="string" table:number-columns-spanned="2" table:number-rows-spanned="1">
            <text:p>Multiple Buffer Point</text:p>
          </table:table-cell>
          <table:covered-table-cell table:style-name="ce26"/>
          <table:table-cell table:style-name="ce88" office:value-type="string" calcext:value-type="string" table:number-columns-spanned="2" table:number-rows-spanned="1">
            <text:p>Single Buffer Point</text:p>
          </table:table-cell>
          <table:covered-table-cell table:style-name="ce26"/>
          <table:table-cell table:style-name="ce93" office:value-type="string" calcext:value-type="string" table:number-columns-spanned="2" table:number-rows-spanned="1">
            <text:p>Create Grid</text:p>
          </table:table-cell>
          <table:covered-table-cell table:style-name="ce26"/>
          <table:table-cell table:style-name="ce46" office:value-type="string" calcext:value-type="string">
            <text:p>OSM Downloader</text:p>
          </table:table-cell>
          <table:table-cell table:style-name="ce53" office:value-type="string" calcext:value-type="string">
            <text:p>Bbox for AOI</text:p>
          </table:table-cell>
          <table:table-cell table:style-name="ce46" office:value-type="string" calcext:value-type="string">
            <text:p>Rasterize Layer</text:p>
          </table:table-cell>
          <table:table-cell table:style-name="ce53" office:value-type="string" calcext:value-type="string">
            <text:p>Women, Business and the Law Downloader</text:p>
          </table:table-cell>
          <table:table-cell table:style-name="ce46" office:value-type="string" calcext:value-type="string">
            <text:p>Humdata Downloader</text:p>
          </table:table-cell>
          <table:table-cell table:style-name="ce53" office:value-type="string" calcext:value-type="string">
            <text:p>Mapillary Downloader</text:p>
          </table:table-cell>
          <table:table-cell table:style-name="ce46" office:value-type="string" calcext:value-type="string">
            <text:p>Other Data Source</text:p>
          </table:table-cell>
          <table:table-cell table:style-name="ce53" office:value-type="string" calcext:value-type="string">
            <text:p>Add Layers Manually</text:p>
          </table:table-cell>
          <table:table-cell table:style-name="ce46" office:value-type="string" calcext:value-type="string">
            <text:p>Classify Poly into Classes</text:p>
          </table:table-cell>
          <table:table-cell table:style-name="ce53" office:value-type="string" calcext:value-type="string">
            <text:p>CSV to Point Layer</text:p>
          </table:table-cell>
          <table:table-cell table:style-name="ce46" office:value-type="string" calcext:value-type="string">
            <text:p>Poly per Cell</text:p>
          </table:table-cell>
          <table:table-cell table:style-name="ce53" office:value-type="string" calcext:value-type="string">
            <text:p>Polyline per Cell</text:p>
          </table:table-cell>
          <table:table-cell table:style-name="ce46" office:value-type="string" calcext:value-type="string">
            <text:p>Point per Cell</text:p>
          </table:table-cell>
          <table:table-cell table:number-columns-repeated="996"/>
        </table:table-row>
        <table:table-row table:style-name="ro2">
          <table:table-cell table:style-name="ce1"/>
          <table:table-cell table:style-name="ce17" office:value-type="string" calcext:value-type="string">
            <text:p>Dimension</text:p>
          </table:table-cell>
          <table:table-cell table:style-name="ce17" office:value-type="string" calcext:value-type="string">
            <text:p>Factor</text:p>
          </table:table-cell>
          <table:table-cell table:style-name="ce17" office:value-type="string" calcext:value-type="string">
            <text:p>Layer</text:p>
          </table:table-cell>
          <table:table-cell table:style-name="ce17" office:value-type="string" calcext:value-type="string">
            <text:p>ID</text:p>
          </table:table-cell>
          <table:table-cell table:style-name="ce17" office:value-type="string" calcext:value-type="string">
            <text:p>Text</text:p>
          </table:table-cell>
          <table:table-cell table:style-name="ce88" office:value-type="string" calcext:value-type="string">
            <text:p>Default Index Score</text:p>
          </table:table-cell>
          <table:table-cell table:style-name="ce88" office:value-type="string" calcext:value-type="string">
            <text:p>Index Score</text:p>
          </table:table-cell>
          <table:table-cell table:style-name="ce88" office:value-type="string" calcext:value-type="string">
            <text:p>Use Default Index Score</text:p>
          </table:table-cell>
          <table:table-cell table:style-name="ce93" office:value-type="string" calcext:value-type="string">
            <text:p>Default Multi Buffer Distances</text:p>
          </table:table-cell>
          <table:table-cell table:style-name="ce93" office:value-type="string" calcext:value-type="string">
            <text:p>Use Multi Buffer Point</text:p>
          </table:table-cell>
          <table:table-cell table:style-name="ce88" office:value-type="string" calcext:value-type="string">
            <text:p>Default Single Buffer Distances</text:p>
          </table:table-cell>
          <table:table-cell table:style-name="ce88" office:value-type="string" calcext:value-type="string">
            <text:p>Use Single Buffer Point</text:p>
          </table:table-cell>
          <table:table-cell table:style-name="ce93" office:value-type="string" calcext:value-type="string">
            <text:p>Default pixel</text:p>
          </table:table-cell>
          <table:table-cell table:style-name="ce93" office:value-type="string" calcext:value-type="string">
            <text:p>Use Create Grid</text:p>
          </table:table-cell>
          <table:table-cell table:style-name="ce46" office:value-type="string" calcext:value-type="string">
            <text:p>Use OSM Downloader</text:p>
          </table:table-cell>
          <table:table-cell table:style-name="ce53" office:value-type="string" calcext:value-type="string">
            <text:p>Use Bbox for AOI</text:p>
          </table:table-cell>
          <table:table-cell table:style-name="ce46" office:value-type="string" calcext:value-type="string">
            <text:p>Use Rasterize Layer</text:p>
          </table:table-cell>
          <table:table-cell table:style-name="ce53" office:value-type="string" calcext:value-type="string">
            <text:p>Use WBL Downloader</text:p>
          </table:table-cell>
          <table:table-cell table:style-name="ce46" office:value-type="string" calcext:value-type="string">
            <text:p>Use Humdata Downloader</text:p>
          </table:table-cell>
          <table:table-cell table:style-name="ce53" office:value-type="string" calcext:value-type="string">
            <text:p>Use Mapillary Downloader</text:p>
          </table:table-cell>
          <table:table-cell table:style-name="ce46" office:value-type="string" calcext:value-type="string">
            <text:p>Use Other Downloader</text:p>
          </table:table-cell>
          <table:table-cell table:style-name="ce53" office:value-type="string" calcext:value-type="string">
            <text:p>Use Add Layers Manually</text:p>
          </table:table-cell>
          <table:table-cell table:style-name="ce46" office:value-type="string" calcext:value-type="string">
            <text:p>Use Classify Poly into Classes</text:p>
          </table:table-cell>
          <table:table-cell table:style-name="ce53" office:value-type="string" calcext:value-type="string">
            <text:p>Use CSV to Point Layer</text:p>
          </table:table-cell>
          <table:table-cell table:style-name="ce46" office:value-type="string" calcext:value-type="string">
            <text:p>Use Poly per Cell</text:p>
          </table:table-cell>
          <table:table-cell table:style-name="ce53" office:value-type="string" calcext:value-type="string">
            <text:p>Use Polyline per Cell</text:p>
          </table:table-cell>
          <table:table-cell table:style-name="ce46" office:value-type="string" calcext:value-type="string">
            <text:p>Use Point per Cell</text:p>
          </table:table-cell>
          <table:table-cell table:number-columns-repeated="996"/>
        </table:table-row>
        <table:table-row table:style-name="ro3">
          <table:table-cell table:style-name="ce2" office:value-type="float" office:value="1" calcext:value-type="float">
            <text:p>1</text:p>
          </table:table-cell>
          <table:table-cell table:style-name="ce6" office:value-type="string" calcext:value-type="string" table:number-columns-spanned="1" table:number-rows-spanned="3">
            <text:p>Contextual</text:p>
          </table:table-cell>
          <table:table-cell table:style-name="ce15" office:value-type="string" calcext:value-type="string">
            <text:p>Workplace Discrimination</text:p>
          </table:table-cell>
          <table:table-cell table:style-name="ce19" office:value-type="string" calcext:value-type="string">
            <office:annotation draw:style-name="gr1" draw:text-style-name="P2" svg:width="30.434cm" svg:height="9.895cm" svg:x="15.656cm" svg:y="7.841cm" draw:caption-point-x="-0.407cm" draw:caption-point-y="-2.266cm">
              <dc:date>2024-09-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string" calcext:value-type="string">
            <text:p>Workplace_Index</text:p>
          </table:table-cell>
          <table:table-cell table:style-name="ce27" office:value-type="string" calcext:value-type="string">
            <text:p><text:span text:style-name="T2">Workplace Discrimination</text:span></text:p>
            <text:p/>
            <text:p><text:span text:style-name="T3">This tab represents data at the national level and must be standardized on a scale ranging from 0 to 5. This indicator is composed by the Workplace Index score of the WBL 2024. The data is already formatted on scale from 1 to 100.</text:span></text:p>
            <text:p/>
            <text:p><text:span text:style-name="T2">Input: </text:span><text:span text:style-name="T4">The input field takes in the WBL index score.</text:span></text:p>
            <text:p/>
            <text:p><text:span text:style-name="T2">Output:</text:span><text:span text:style-name="T4">  A raster file containing values ranging from 0 to 5 is saved to the output directory. A value of 5 indicates areas with a high level of workplace discrimination afforded to women, whereas a value of 0 indicates areas where no workplace discrimination are afforded to women. </text:span></text:p>
          </table:table-cell>
          <table:table-cell table:style-name="ce37" office:value-type="float" office:value="83.8" calcext:value-type="float">
            <text:p>83.8</text:p>
          </table:table-cell>
          <table:table-cell table:style-name="ce37" office:value-type="float" office:value="100" calcext:value-type="float">
            <text:p>100</text:p>
          </table:table-cell>
          <table:table-cell table:style-name="ce37" table:formula="of:=TRUE()" office:value-type="float" office:value="1" calcext:value-type="float">
            <text:p>1</text:p>
          </table:table-cell>
          <table:table-cell table:style-name="ce42" office:value-type="string" calcext:value-type="string">
            <text:p>0,0,0</text:p>
          </table:table-cell>
          <table:table-cell table:style-name="ce42" office:value-type="float" office:value="0" calcext:value-type="float">
            <text:p>0</text:p>
          </table:table-cell>
          <table:table-cell table:number-columns-repeated="2" table:style-name="ce37" office:value-type="float" office:value="0" calcext:value-type="float">
            <text:p>0</text:p>
          </table:table-cell>
          <table:table-cell table:number-columns-repeated="2" table:style-name="ce42" office:value-type="float" office:value="0" calcext:value-type="float">
            <text:p>0</text:p>
          </table:table-cell>
          <table:table-cell table:style-name="ce37" office:value-type="float" office:value="0" calcext:value-type="float">
            <text:p>0</text:p>
          </table:table-cell>
          <table:table-cell table:style-name="ce54" office:value-type="float" office:value="0" calcext:value-type="float">
            <text:p>0</text:p>
          </table:table-cell>
          <table:table-cell table:style-name="ce59" table:formula="of:=TRUE()" office:value-type="float" office:value="1" calcext:value-type="float">
            <text:p>1</text:p>
          </table:table-cell>
          <table:table-cell table:style-name="ce60" table:formula="of:=TRUE()" office:value-type="float" office:value="1" calcext:value-type="float">
            <text:p>1</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number-columns-repeated="996"/>
        </table:table-row>
        <table:table-row table:style-name="ro3">
          <table:table-cell table:style-name="ce2" office:value-type="float" office:value="2" calcext:value-type="float">
            <text:p>2</text:p>
          </table:table-cell>
          <table:covered-table-cell table:style-name="ce7"/>
          <table:table-cell table:style-name="ce16" office:value-type="string" calcext:value-type="string">
            <text:p>Regulatory Frameworks</text:p>
          </table:table-cell>
          <table:table-cell table:style-name="ce20" office:value-type="string" calcext:value-type="string">
            <text:p>WBL 2024 Pay+Parenthood Index Score</text:p>
          </table:table-cell>
          <table:table-cell table:style-name="ce20" office:value-type="string" calcext:value-type="string">
            <text:p>Pay_Parenthood_Index</text:p>
          </table:table-cell>
          <table:table-cell table:style-name="ce28" office:value-type="string" calcext:value-type="string">
            <text:p><text:span text:style-name="T2">Regulatory Frameworks</text:span></text:p>
            <text:p/>
            <text:p><text:span text:style-name="T3">This tab computes a raster containing a standardized measure of the regulatory frameworks afforded to women in the country of interest. </text:span></text:p>
            <text:p/>
            <text:p><text:span text:style-name="T2">Input</text:span><text:span text:style-name="T4">: The input fields take in the WBL Pay and Parenthood Index Scores percentage that represents the level of protective policies afforded to women. The calculation of this percentage is described in detail in the methodological framework document. </text:span></text:p>
            <text:p/>
            <text:p><text:span text:style-name="T2">Output:</text:span><text:span text:style-name="T4"> A raster file containing values ranging from 0 to 5 is saved to the output directory. A value of 5 indicates areas with a high level of protective policies afforded to women, whereas a value of 0 indicates areas where no protective policies are afforded to women.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3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office:value-type="float" office:value="3" calcext:value-type="float">
            <text:p>3</text:p>
          </table:table-cell>
          <table:covered-table-cell table:style-name="ce7"/>
          <table:table-cell table:style-name="ce16" office:value-type="string" calcext:value-type="string">
            <text:p>Financial Inclusion</text:p>
          </table:table-cell>
          <table:table-cell table:style-name="ce20" office:value-type="string" calcext:value-type="string">
            <text:p>WBL 2024 Entrepeneurship Index Score</text:p>
          </table:table-cell>
          <table:table-cell table:style-name="ce20" office:value-type="string" calcext:value-type="string">
            <text:p>Entrepeneurship_Index </text:p>
          </table:table-cell>
          <table:table-cell table:style-name="ce28" office:value-type="string" calcext:value-type="string">
            <text:p><text:span text:style-name="T2">Financial Inclusion</text:span></text:p>
            <text:p/>
            <text:p><text:span text:style-name="T3">This tab computes a raster containing a standardized measure of the percentage of women who have a bank account or have borrowed from a formal financial institution.   </text:span></text:p>
            <text:p/>
            <text:p><text:span text:style-name="T2">Input</text:span><text:span text:style-name="T4">: The input field takes in the percentage of women who have a bank account (WBL Entrepeneurship Index Score). </text:span></text:p>
            <text:p/>
            <text:p><text:span text:style-name="T2">Output</text:span><text:span text:style-name="T4">: A raster file containing values ranging from 0 to 5 is saved to the output directory. A value of 5 signifies areas where all women possess a bank account or have borrowed from a formal financial institution, whereas  a value of 0 represents areas where no women have a bank account or have borrowed from a formal institution.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3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11" office:value-type="float" office:value="4" calcext:value-type="float" table:number-columns-spanned="1" table:number-rows-spanned="5">
            <text:p>4</text:p>
          </table:table-cell>
          <table:table-cell table:style-name="ce8" office:value-type="string" calcext:value-type="string" table:number-columns-spanned="1" table:number-rows-spanned="9">
            <text:p>Accessibility</text:p>
          </table:table-cell>
          <table:table-cell table:style-name="ce69" office:value-type="string" calcext:value-type="string" table:number-columns-spanned="1" table:number-rows-spanned="5">
            <text:p>Women's Travel Patterns</text:p>
          </table:table-cell>
          <table:table-cell table:style-name="ce21" office:value-type="string" calcext:value-type="string">
            <text:p>Location of kindergartens/childcare</text:p>
          </table:table-cell>
          <table:table-cell table:style-name="ce21" office:value-type="string" calcext:value-type="string">
            <text:p>Kindergartens_Location</text:p>
          </table:table-cell>
          <table:table-cell table:style-name="ce81" office:value-type="string" calcext:value-type="string" table:number-columns-spanned="1" table:number-rows-spanned="5">
            <text:p><text:span text:style-name="T2">Women's Travel Patterns</text:span></text:p>
            <text:p/>
            <text:p><text:span text:style-name="T3">This tab estimates the ease with which women can access amenities related to their role as caregivers through a service area network anaysis facilitated using Openrouteservices' (ORS) isochrones service. Isochrones are derived from the OpenStreetMap (OSM) road network with the use of travel distances or times as input to estimate ease of access to the input location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text:span></text:p>
            <text:p/>
            <text:p><text:span text:style-name="T2">Step 1: </text:span><text:span text:style-name="T4">This step is repeated for each facility type.  </text:span></text:p>
            <text:p/>
            <text:p><text:span text:style-name="T2">Input: </text:span><text:span text:style-name="T4">Point locations (.shp) of amenities related to women's role as caregivers, including childcare, primary and secondary schools, markets, grocery stores and recreational areas. </text:span></text:p>
            <text:p/>
            <text:p><text:span text:style-name="T2">Travel mode: </text:span><text:span text:style-name="T4">The user can select walking or driving as a travel mode and it is recommended that the same travel mode should be selected for all accessibility factors. The default travel mode is walking due to its inclusive nature. </text:span></text:p>
            <text:p/>
            <text:p><text:span text:style-name="T2">Measurement:</text:span><text:span text:style-name="T4"> The default measurement for travel is distance in meters which is most appropriate for walking. If driving is selected as travel mode, time in minutes is a more appropriate measurement. </text:span></text:p>
            <text:p/>
            <text:p><text:span text:style-name="T2">Travel increments</text:span><text:span text:style-name="T4">: 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Step 2:</text:span><text:span text:style-name="T4"> The algorithm aggregates all raster layers created in step 1 by calculating the mean score for each pixel. </text:span></text:p>
            <text:p/>
            <text:p><text:span text:style-name="T2">Output:</text:span><text:span text:style-name="T4"> A raster file containing values ranging from 0 to 5 is saved to the output directory. A value of 5 identifies areas that are within the catchment defined by the smallest travel increment for all amenities (i.e., the areas where accessibility for women is highest). A value of 0 indicates areas that are outside of the catchment defined by the maximum travel increment for all amenities (i.e., no amen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covered-table-cell/>
          <table:covered-table-cell table:number-columns-repeated="2" table:style-name="ce7"/>
          <table:table-cell table:style-name="ce21" office:value-type="string" calcext:value-type="string">
            <text:p>Location of primary schools </text:p>
          </table:table-cell>
          <table:table-cell table:style-name="ce21" office:value-type="string" calcext:value-type="string">
            <text:p>Primary_School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covered-table-cell/>
          <table:covered-table-cell table:number-columns-repeated="2" table:style-name="ce7"/>
          <table:table-cell table:style-name="ce21" office:value-type="string" calcext:value-type="string">
            <text:p>Location of groceries</text:p>
          </table:table-cell>
          <table:table-cell table:style-name="ce21" office:value-type="string" calcext:value-type="string">
            <text:p>Grocerie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covered-table-cell/>
          <table:covered-table-cell table:number-columns-repeated="2" table:style-name="ce7"/>
          <table:table-cell table:style-name="ce21" office:value-type="string" calcext:value-type="string">
            <text:p>Location of pharmacies</text:p>
          </table:table-cell>
          <table:table-cell table:style-name="ce21" office:value-type="string" calcext:value-type="string">
            <text:p>Pharmacie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DVI</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covered-table-cell/>
          <table:covered-table-cell table:style-name="ce7"/>
          <table:covered-table-cell table:style-name="ce12"/>
          <table:table-cell table:style-name="ce21" office:value-type="string" calcext:value-type="string">
            <text:p>Location of green spaces </text:p>
          </table:table-cell>
          <table:table-cell table:style-name="ce21" office:value-type="string" calcext:value-type="string">
            <text:p>Green_Space_location</text:p>
          </table:table-cell>
          <table:covered-table-cell table:style-name="ce31"/>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5" calcext:value-type="float">
            <text:p>5</text:p>
          </table:table-cell>
          <table:covered-table-cell table:style-name="ce7"/>
          <table:table-cell table:style-name="ce69" office:value-type="string" calcext:value-type="string">
            <text:p>Access to Public Transport</text:p>
          </table:table-cell>
          <table:table-cell table:style-name="ce21" office:value-type="string" calcext:value-type="string">
            <text:p>Location of public transportation stops, including maritime</text:p>
          </table:table-cell>
          <table:table-cell table:style-name="ce21" office:value-type="string" calcext:value-type="string">
            <text:p>Pulic_Transport_location</text:p>
          </table:table-cell>
          <table:table-cell table:style-name="ce81" office:value-type="string" calcext:value-type="string">
            <text:p><text:span text:style-name="T2">Access to Public Transport</text:span></text:p>
            <text:p/>
            <text:p><text:span text:style-name="T3">This tab estimates the ease with which women can access public transport stops through a service area network anaysis facilitated using Openrouteservices' (ORS) isochrones service. Isochrones are derived from the OpenStreetMap (OSM) road network with the use of travel distances or times as input to estimate ease of access to the public transport stop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text:span><text:span text:style-name="T4"> Point locations (.shp) of public transport stop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text:span><text:span text:style-name="T4"> 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4"> A raster file containing values ranging from 0 to 5 is saved to the output directory. A value of 5 identifies areas that are within the catchment defined by the smallest travel increment for transport stops (i.e., the areas where transport accessibility for women is highest). A value of 0 indicates areas that are outside of the catchment defined by the maximum travel increment for transport stops (i.e., no transport stop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6" calcext:value-type="float">
            <text:p>6</text:p>
          </table:table-cell>
          <table:covered-table-cell table:style-name="ce7"/>
          <table:table-cell table:style-name="ce69" office:value-type="string" calcext:value-type="string">
            <text:p>Access to Health Facilities</text:p>
          </table:table-cell>
          <table:table-cell table:style-name="ce21" office:value-type="string" calcext:value-type="string">
            <text:p>Location of hospitals and clinics</text:p>
          </table:table-cell>
          <table:table-cell table:style-name="ce21" office:value-type="string" calcext:value-type="string">
            <text:p>Hospital_Location</text:p>
          </table:table-cell>
          <table:table-cell table:style-name="ce81" office:value-type="string" calcext:value-type="string">
            <text:p><text:span text:style-name="T2">Health Facilities</text:span></text:p>
            <text:p/>
            <text:p><text:span text:style-name="T3">This algorithm estimates the ease with which women can access health facilities such as hospitals and women's health clinics through a service area network anaysis facilitated using Openrouteservices' (ORS) isochrones service. Isochrones are derived from the OpenStreetMap (OSM) road network with the use of travel distances or times as input to estimate ease of access to health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text:span><text:span text:style-name="T4"> Point locations (.shp) of health facilities such as hospitals and women's health clinic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4">The default measurement for travel is distance in meters which is most appropriate for walking. If driving is selected as travel mode, time in minutes is a more appropriate measurement. </text:span></text:p>
            <text:p/>
            <text:p><text:span text:style-name="T2">Travel increments</text:span><text:span text:style-name="T4">: 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4"> A raster file containing values ranging from 0 to 5 is saved to the output directory. A value of 5 identifies areas that are within the catchment defined by the smallest travel increment for a health facility (i.e., the areas where access to health facilities for women is highest). A value of 0 indicates areas that are outside of the catchment defined by the maximum travel increment for health facilities (i.e., no health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7" calcext:value-type="float">
            <text:p>7</text:p>
          </table:table-cell>
          <table:covered-table-cell table:style-name="ce7"/>
          <table:table-cell table:style-name="ce69" office:value-type="string" calcext:value-type="string">
            <text:p>Access to Education and Training Facilities</text:p>
          </table:table-cell>
          <table:table-cell table:style-name="ce21" office:value-type="string" calcext:value-type="string">
            <text:p>Location of universities and technical schools</text:p>
          </table:table-cell>
          <table:table-cell table:style-name="ce21" office:value-type="string" calcext:value-type="string">
            <text:p>Universities_Location</text:p>
          </table:table-cell>
          <table:table-cell table:style-name="ce81" office:value-type="string" calcext:value-type="string">
            <text:p><text:span text:style-name="T2">Education and Training Facilities</text:span></text:p>
            <text:p/>
            <text:p><text:span text:style-name="T3">This tab estimates the ease with which women can access universities and technical training facilities through a service area network anaysis facilitated using Openrouteservices' (ORS) isochrones service. Isochrones are derived from the OpenStreetMap (OSM) road network with the use of travel distances or times as input to estimate ease of access to the education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 </text:span><text:span text:style-name="T4">Point locations (.shp) of universities and technical training facilitie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4">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 </text:span><text:span text:style-name="T4">A raster file containing values ranging from 0 to 5 is saved to the output directory. A value of 5 identifies areas that are within the catchment defined by the smallest travel increment for an education facility (i.e., the areas where access to education facilities for women is highest). A value of 0 indicates areas that are outside of the catchment defined by the maximum travel increment for education facilities (i.e., no education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8" calcext:value-type="float">
            <text:p>8</text:p>
          </table:table-cell>
          <table:covered-table-cell table:style-name="ce7"/>
          <table:table-cell table:style-name="ce69" office:value-type="string" calcext:value-type="string">
            <text:p>Access to Financial Facilities</text:p>
          </table:table-cell>
          <table:table-cell table:style-name="ce21" office:value-type="string" calcext:value-type="string">
            <text:p>Location of Banks and other FF</text:p>
          </table:table-cell>
          <table:table-cell table:style-name="ce21" office:value-type="string" calcext:value-type="string">
            <text:p>Banks_Location</text:p>
          </table:table-cell>
          <table:table-cell table:style-name="ce81" office:value-type="string" calcext:value-type="string">
            <text:p><text:span text:style-name="T2">Financial Facilities</text:span></text:p>
            <text:p/>
            <text:p><text:span text:style-name="T3">This algorithm estimates the ease with which women can access financial facilities such as banks and ATMs through a service area network anaysis facilitated using Openrouteservices' (ORS) isochrones service. Isochrones are derived from the OpenStreetMap (OSM) road network with the use of travel distances or times as input to estimate ease of access to financial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 </text:span><text:span text:style-name="T4">Point locations (.shp) of financial facilities such as banks and ATM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4">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4"> A raster file containing values ranging from 0 to 5 is saved to the output directory. A value of 5 identifies areas that are within the catchment defined by the smallest travel increment for a financial facility (i.e., the areas where access to financial facilities for women is highest). A value of 0 indicates areas that are outside of the catchment defined by the maximum travel increment for financial facilities (i.e., no financial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11" office:value-type="float" office:value="9" calcext:value-type="float" table:number-columns-spanned="1" table:number-rows-spanned="4">
            <text:p>9</text:p>
          </table:table-cell>
          <table:table-cell table:style-name="ce9" office:value-type="string" calcext:value-type="string" table:number-columns-spanned="1" table:number-rows-spanned="14">
            <text:p>Place Characterization</text:p>
          </table:table-cell>
          <table:table-cell table:style-name="ce70" office:value-type="string" calcext:value-type="string" table:number-columns-spanned="1" table:number-rows-spanned="4">
            <text:p>Active Transport</text:p>
          </table:table-cell>
          <table:table-cell table:style-name="ce22" office:value-type="string" calcext:value-type="string">
            <text:p>Location of street crossings</text:p>
          </table:table-cell>
          <table:table-cell table:style-name="ce22" office:value-type="string" calcext:value-type="string">
            <text:p>Street_Crossing_Location</text:p>
          </table:table-cell>
          <table:table-cell table:style-name="ce84" office:value-type="string" calcext:value-type="string" table:number-columns-spanned="1" table:number-rows-spanned="4">
            <text:p><text:span text:style-name="T2">Active Transport</text:span></text:p>
            <text:p/>
            <text:p><text:span text:style-name="T3">This tab defines areas based on the degree to which they support safe and efficient active transport (walking, cycling and other forms of non-motorized transport) for women, through the classification of road type. </text:span></text:p>
            <text:p/>
            <text:p><text:span text:style-name="T2">Input: </text:span><text:span text:style-name="T4">A road network polyline layer (.shp) such as cycle paths, and pathways.  A point layer (.shp) such as crosswalks points. A polygon (.shp) for blocks.</text:span></text:p>
            <text:p/>
            <text:p><text:span text:style-name="T2">Process:</text:span><text:span text:style-name="T4"> The user inputs all the required layers. The territory is then divided into 100m by 100m rasters.</text:span></text:p>
            <text:p/>
            <text:p><text:span text:style-name="T3">If there:</text:span></text:p>
            <text:p><text:span text:style-name="T3">- No features in a raster cell, a value of 0 is assigned.</text:span></text:p>
            <text:p><text:span text:style-name="T3">- Is 1 feature in a raster cell, a value of 3 is assigned.</text:span></text:p>
            <text:p><text:span text:style-name="T3">- Are 2 or more features in a raster cell, a value of 5 is assigned.</text:span></text:p>
            <text:p/>
            <text:p><text:span text:style-name="T2">Output: A </text:span><text:span text:style-name="T4">raster file containing values ranging from 0 to 5 is saved to the output directory. A value of 5 indicates areas that are most conducive to active transport. A value of 3 indicates areas that are least conducive to active transport. A value of 0 indicates areas where there are no roads at all, and thus active transport is assumed to be impossible.</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number-columns-repeated="996"/>
        </table:table-row>
        <table:table-row table:style-name="ro3">
          <table:covered-table-cell/>
          <table:covered-table-cell table:number-columns-repeated="2" table:style-name="ce7"/>
          <table:table-cell table:style-name="ce22" office:value-type="string" calcext:value-type="string">
            <text:p>Location of cycle paths</text:p>
          </table:table-cell>
          <table:table-cell table:style-name="ce22" office:value-type="string" calcext:value-type="string">
            <text:p>Cycle_Path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number-columns-repeated="996"/>
        </table:table-row>
        <table:table-row table:style-name="ro3">
          <table:covered-table-cell/>
          <table:covered-table-cell table:number-columns-repeated="2" table:style-name="ce7"/>
          <table:table-cell table:style-name="ce22" office:value-type="string" calcext:value-type="string">
            <text:p>Location of footpaths</text:p>
          </table:table-cell>
          <table:table-cell table:style-name="ce22" office:value-type="string" calcext:value-type="string">
            <text:p>Footpath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number-columns-repeated="996"/>
        </table:table-row>
        <table:table-row table:style-name="ro3">
          <table:covered-table-cell/>
          <table:covered-table-cell table:style-name="ce7"/>
          <table:covered-table-cell table:style-name="ce12"/>
          <table:table-cell table:style-name="ce22" office:value-type="string" calcext:value-type="string">
            <text:p>Block Layout</text:p>
          </table:table-cell>
          <table:table-cell table:style-name="ce22" office:value-type="string" calcext:value-type="string">
            <text:p>Block_Layout</text:p>
          </table:table-cell>
          <table:covered-table-cell table:style-name="ce31"/>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10" calcext:value-type="float">
            <text:p>10</text:p>
          </table:table-cell>
          <table:covered-table-cell table:style-name="ce7"/>
          <table:table-cell table:style-name="ce70" office:value-type="string" calcext:value-type="string">
            <office:annotation draw:style-name="gr1" draw:text-style-name="P2" svg:width="33.01cm" svg:height="9.895cm" svg:x="10.729cm" svg:y="40.013cm" draw:caption-point-x="-0.406cm" draw:caption-point-y="-2.265cm">
              <dc:date>2024-09-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22" office:value-type="string" calcext:value-type="string">
            <text:p>Street lights/Nigthttime ligths</text:p>
          </table:table-cell>
          <table:table-cell table:style-name="ce22" office:value-type="string" calcext:value-type="string">
            <text:p>Street_Lights</text:p>
          </table:table-cell>
          <table:table-cell table:style-name="ce84" office:value-type="string" calcext:value-type="string">
            <text:p><text:span text:style-name="T2">Safety</text:span></text:p>
            <text:p/>
            <text:p><text:span text:style-name="T3">This tab defines areas based on how brightly lit they are and assumes that brightly lit areas are safer than areas with no lights.</text:span></text:p>
            <text:p/>
            <text:p><text:span text:style-name="T2">nput: </text:span><text:span text:style-name="T4">Streetlight Locations (.shp, Point) or, if unavailable, VIIRS Nighttime Lights dataset (.tif) may be used as proxy data for streetlight locations. Alternatively, Perceived Safety data (.shp, Polygon) can be used if other data is unavailable. (</text:span><text:span text:style-name="T5">Important note:</text:span><text:span text:style-name="T4"> If used for assessing safe urban design, nighttime lights should be excluded from the calculation of Electrical access.)</text:span></text:p>
            <text:p/>
            <text:p><text:span text:style-name="T2">Output:</text:span><text:span text:style-name="T4"> A raster file containing values ranging from 0 to 5 is saved to the output directory. A value of 5 indicates the most brightly lit areas and by assumption the safest areas. 0 represents areas with no nighttime lights and by assumption the least safe areas.</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62" office:value-type="string" calcext:value-type="string">
            <text:p>Nightime lights</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table:formula="of:=TRUE()" office:value-type="float" office:value="1" calcext:value-type="float">
            <text:p>1</text:p>
          </table:table-cell>
          <table:table-cell table:style-name="ce50" table:formula="of:=TRUE()" office:value-type="float" office:value="1" calcext:value-type="float">
            <text:p>1</text:p>
          </table:table-cell>
          <table:table-cell table:number-columns-repeated="996"/>
        </table:table-row>
        <table:table-row table:style-name="ro3">
          <table:table-cell table:style-name="ce4" office:value-type="float" office:value="11" calcext:value-type="float">
            <text:p>11</text:p>
          </table:table-cell>
          <table:covered-table-cell table:style-name="ce7"/>
          <table:table-cell table:style-name="ce70" office:value-type="string" calcext:value-type="string">
            <office:annotation draw:style-name="gr2" draw:text-style-name="P2" svg:width="33.01cm" svg:height="13.917cm" svg:x="10.729cm" svg:y="42.024cm" draw:caption-point-x="-0.406cm" draw:caption-point-y="-2.265cm">
              <dc:date>2024-09-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22" office:value-type="string" calcext:value-type="string">
            <text:p>ACLED data (Violence Estimated Events)</text:p>
          </table:table-cell>
          <table:table-cell table:style-name="ce22" office:value-type="string" calcext:value-type="string">
            <text:p>FCV</text:p>
          </table:table-cell>
          <table:table-cell table:style-name="ce84" office:value-type="string" calcext:value-type="string">
            <text:p><text:span text:style-name="T2">Fragility, conflict, and violence</text:span></text:p>
            <text:p/>
            <text:p><text:span text:style-name="T3">This indicator is structured by assigning scores to rasters based on their overlap with buffers indicating different types of events.  </text:span></text:p>
            <text:p/>
            <text:p><text:span text:style-name="T2">Input:</text:span><text:span text:style-name="T4"> ACLED data as a csv file (.csv). If the impact radius of an event is known, it should be used instead.</text:span></text:p>
            <text:p/>
            <text:p><text:span text:style-name="T2">Output</text:span><text:span text:style-name="T4">: A raster file containing values ranging from 0 to 5 is saved to the output directory. Regions with score of 0 overlap with bufers of serious events. Regions with a score of 5 do not overlap with buffers of any event/s.</text:span></text:p>
            <text:p/>
            <text:p><text:span text:style-name="T2">Warning: </text:span><text:span text:style-name="T4">The processing may take a very long time to complete, during which QGIS might become unresponsive.  </text:span></text:p>
          </table:table-cell>
          <table:table-cell table:number-columns-repeated="3" table:style-name="ce38" office:value-type="float" office:value="0" calcext:value-type="float">
            <text:p>0</text:p>
          </table:table-cell>
          <table:table-cell table:style-name="ce43" office:value-type="string" calcext:value-type="string">
            <text:p>check (input radius)</text:p>
          </table:table-cell>
          <table:table-cell table:style-name="ce43" table:formula="of:=TRUE()" office:value-type="float" office:value="1" calcext:value-type="float">
            <text:p>1</text:p>
          </table:table-cell>
          <table:table-cell table:style-name="ce38" office:value-type="string" calcext:value-type="string">
            <text:p>?</text:p>
          </table:table-cell>
          <table:table-cell table:style-name="ce38" table:formula="of:=TRUE()" office:value-type="float" office:value="1" calcext:value-type="float">
            <text:p>1</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62" office:value-type="string" calcext:value-type="string">
            <text:p>ACLED</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12" calcext:value-type="float">
            <text:p>12</text:p>
          </table:table-cell>
          <table:covered-table-cell table:style-name="ce7"/>
          <table:table-cell table:style-name="ce70" office:value-type="string" calcext:value-type="string">
            <text:p>Education</text:p>
          </table:table-cell>
          <table:table-cell table:style-name="ce22" office:value-type="string" calcext:value-type="string">
            <text:p>percentage of the labor force comprising women with university degrees </text:p>
          </table:table-cell>
          <table:table-cell table:style-name="ce22" office:value-type="string" calcext:value-type="string">
            <text:p>Education</text:p>
          </table:table-cell>
          <table:table-cell table:style-name="ce84" office:value-type="string" calcext:value-type="string">
            <text:p><text:span text:style-name="T2">Education</text:span></text:p>
            <text:p/>
            <text:p><text:span text:style-name="T3">This tab computes a raster containing a standardized measure of the percentage of women who have achieved a post-secondary education in the country of interest.   </text:span></text:p>
            <text:p/>
            <text:p><text:span text:style-name="T2">Input: </text:span><text:span text:style-name="T4">A Polygon layer (.shp) containing a field reporting the percentage of women who have achieved a post-secondary education. If a polygon layer is not available, the Education Level Value may be set manually, in which case the entirity of the administrative area will be assigned the supplied value.</text:span></text:p>
            <text:p/>
            <text:p><text:span text:style-name="T2">Output: </text:span><text:span text:style-name="T4">A raster file containing values ranging from 0 to 5 is saved to the output directory. A value of 5 indicates regions where all women have completed post-secondary education, whereas a value of 0 indicates areas where no women have attained post-secondary education.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string" calcext:value-type="string">
            <text:p>Central Statistics Office/</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13" calcext:value-type="float">
            <text:p>13</text:p>
          </table:table-cell>
          <table:covered-table-cell table:style-name="ce7"/>
          <table:table-cell table:style-name="ce70" office:value-type="string" calcext:value-type="string">
            <text:p>Digital Inclusion</text:p>
          </table:table-cell>
          <table:table-cell table:style-name="ce22" office:value-type="string" calcext:value-type="string">
            <text:p>Individuals using the Internet (% of population)</text:p>
          </table:table-cell>
          <table:table-cell table:style-name="ce22" office:value-type="string" calcext:value-type="string">
            <text:p>Digital_Inclusion</text:p>
          </table:table-cell>
          <table:table-cell table:style-name="ce84" office:value-type="string" calcext:value-type="string">
            <text:p><text:span text:style-name="T2">Digital Inclusion</text:span></text:p>
            <text:p/>
            <text:p><text:span text:style-name="T3">This tab characterizes areas based on the percentage of houses with access to the Internet. </text:span></text:p>
            <text:p/>
            <text:p><text:span text:style-name="T2">Input: </text:span><text:span text:style-name="T4">A polygon (.shp) with the value or a value representing the percentage of houses with Internet access (The Internet Access value can be used if there is no polygon input). If your input is a polygon, click on set to populate the fields of interest then select the specific field.</text:span></text:p>
            <text:p/>
            <text:p><text:span text:style-name="T2">Output: </text:span><text:span text:style-name="T4">A raster file containing values ranging from 0 to 5 is saved to the output directory. A value of 5 indicates areas where all houses have access to the Internet while 0 indicates areas where no houses have Internet access.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World Bank</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14" calcext:value-type="float">
            <text:p>14</text:p>
          </table:table-cell>
          <table:covered-table-cell table:style-name="ce7"/>
          <table:table-cell table:style-name="ce70" office:value-type="string" calcext:value-type="string" table:number-columns-spanned="1" table:number-rows-spanned="5">
            <text:p>Environmental Hazards</text:p>
          </table:table-cell>
          <table:table-cell table:style-name="ce22" office:value-type="string" calcext:value-type="string">
            <text:p>Fire Hazards</text:p>
          </table:table-cell>
          <table:table-cell table:style-name="ce22" office:value-type="string" calcext:value-type="string">
            <text:p>Fire</text:p>
          </table:table-cell>
          <table:table-cell table:style-name="ce84" office:value-type="string" calcext:value-type="string" table:number-columns-spanned="1" table:number-rows-spanned="5">
            <text:p><text:span text:style-name="T2">Environmental Hazards</text:span></text:p>
            <text:p/>
            <text:p><text:span text:style-name="T3">This tab characterizes areas based on their vulnerability to environmental hazards.</text:span></text:p>
            <text:p/>
            <text:p><text:span text:style-name="T2">Input: </text:span><text:span text:style-name="T4">One or many raster layers.</text:span></text:p>
            <text:p><text:span text:style-name="T3">The hazard datasets used are:</text:span></text:p>
            <text:p><text:span text:style-name="T3">1. Forest Fire: Active Fires Density (2003 - 2004)</text:span></text:p>
            <text:p><text:span text:style-name="T3">2. Flood: Flood Hazard</text:span></text:p>
            <text:p><text:span text:style-name="T3">3. Landslide: Landslide Susceptibility</text:span></text:p>
            <text:p><text:span text:style-name="T3">4. Tropical Cyclone: Frequency of Tropical Cyclones</text:span></text:p>
            <text:p><text:span text:style-name="T3">5. Drought: Global Drought Hazard based on the Standardized Precipitation Evapotranspiration Index (SPEI)</text:span></text:p>
            <text:p/>
            <text:p><text:span text:style-name="T2">Step 1 </text:span></text:p>
            <text:p><text:span text:style-name="T3">For each layer representing a different class of environmental hazard, the input layer is set. The algorithm reclassifies the input field such that low-risk areas are assigned a score of 5, medium-risk areas are assigned a score of 2, and high-risk areas are assigned a score of 0. </text:span></text:p>
            <text:p/>
            <text:p><text:span text:style-name="T2">Step 2 </text:span></text:p>
            <text:p><text:span text:style-name="T3">The algorithm identifies all raster layers created in step 1 and aggregates them by calculating the mean score for each pixel. The default raster output filename does not need to be altered unless the user wishes. </text:span></text:p>
            <text:p/>
            <text:p><text:span text:style-name="T2">Output: </text:span><text:span text:style-name="T4">A raster file containing values ranging from 0 to 5 is saved to the output directory. A value of 5 indicates areas where natural disaster risk is lowest. A value of 0 indicates areas where environmental hazard risk is highest.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number-columns-repeated="2" table:style-name="ce7"/>
          <table:table-cell table:style-name="ce22" office:value-type="string" calcext:value-type="string">
            <text:p>Flood Hazards</text:p>
          </table:table-cell>
          <table:table-cell table:style-name="ce22" office:value-type="string" calcext:value-type="string">
            <text:p>Flood</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number-columns-repeated="2" table:style-name="ce7"/>
          <table:table-cell table:number-columns-repeated="2" table:style-name="ce22" office:value-type="string" calcext:value-type="string">
            <text:p>Landslide</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number-columns-repeated="2" table:style-name="ce7"/>
          <table:table-cell table:style-name="ce22" office:value-type="string" calcext:value-type="string">
            <text:p>Tropical Cyclone</text:p>
          </table:table-cell>
          <table:table-cell table:style-name="ce22" office:value-type="string" calcext:value-type="string">
            <text:p>Cyclone</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style-name="ce7"/>
          <table:covered-table-cell table:style-name="ce12"/>
          <table:table-cell table:number-columns-repeated="2" table:style-name="ce22" office:value-type="string" calcext:value-type="string">
            <text:p>Drought</text:p>
          </table:table-cell>
          <table:covered-table-cell table:style-name="ce31"/>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style-name="ce7"/>
          <table:table-cell table:style-name="ce70" office:value-type="string" calcext:value-type="string">
            <text:p>Water sanitation</text:p>
          </table:table-cell>
          <table:table-cell table:style-name="ce22" office:value-type="string" calcext:value-type="string">
            <text:p>Water points (OSM), catch basins, water valves and fire hydrants</text:p>
          </table:table-cell>
          <table:table-cell table:style-name="ce22"/>
          <table:table-cell table:style-name="ce84" office:value-type="string" calcext:value-type="string">
            <text:p><text:span text:style-name="T2">Water and Sanitation</text:span></text:p>
            <text:p/>
            <text:p><text:span text:style-name="T3">This tab generates a raster map representing the spatial distribution of water and sanitation services across the country of interest.</text:span></text:p>
            <text:p/>
            <text:p><text:span text:style-name="T2">Input: </text:span><text:span text:style-name="T4">Point layer (.shp) of water and sanitation facility locations</text:span></text:p>
            <text:p/>
            <text:p><text:span text:style-name="T2">Process:</text:span><text:span text:style-name="T4"> The tool creates a 1000-meter buffer around each water/sanitation point, assigns a score of 5 to each, then rasterizes this data. The output raster is composed of cells at the prefered resolution specified in the Setup tab. Each cell is assigned a value based on proximity to water/sanitation points:</text:span></text:p>
            <text:p/>
            <text:p><text:span text:style-name="T3">5: Within 1000 meters of one or more water/sanitation points</text:span></text:p>
            <text:p><text:span text:style-name="T3">0: No water/sanitation points within 1000 meters</text:span></text:p>
            <text:p/>
            <text:p><text:span text:style-name="T2">Output: </text:span><text:span text:style-name="T4">A raster file with values ranging from 0 to 5, where higher values indicate areas with better access to water and sanitation services.</text:span></text:p>
          </table:table-cell>
          <table:table-cell table:number-columns-repeated="3" table:style-name="ce38" office:value-type="float" office:value="0" calcext:value-type="float">
            <text:p>0</text:p>
          </table:table-cell>
          <table:table-cell table:style-name="ce43" office:value-type="float" office:value="1000" calcext:value-type="float">
            <text:p>1000</text:p>
          </table:table-cell>
          <table:table-cell table:style-name="ce43" table:formula="of:=TRUE()" office:value-type="float" office:value="1" calcext:value-type="float">
            <text:p>1</text:p>
          </table:table-cell>
          <table:table-cell table:style-name="ce38" office:value-type="float" office:value="1000" calcext:value-type="float">
            <text:p>1000</text:p>
          </table:table-cell>
          <table:table-cell table:style-name="ce38" table:formula="of:=TRUE()" office:value-type="float" office:value="1" calcext:value-type="float">
            <text:p>1</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table:table-cell table:style-name="ce10" office:value-type="string" calcext:value-type="string">
            <text:p>About </text:p>
          </table:table-cell>
          <table:table-cell table:style-name="ce10"/>
          <table:table-cell table:style-name="ce23" table:number-columns-repeated="2"/>
          <table:table-cell table:style-name="ce33" office:value-type="string" calcext:value-type="string">
            <text:p><text:span text:style-name="T2">About</text:span></text:p>
            <text:p/>
            <text:p><text:span text:style-name="T3">GEEST effectively identifies areas where conditions are conducive for women to attain employment or business oportunitier by implementing the framework described in “A Methodological Framework for a Geospatial Assessment of Women’s Employment and Business Opportunities in the Renewable Energy Sector” which can be accessed in the tools GitHub repository.</text:span></text:p>
            <text:p/>
            <text:p><text:span text:style-name="T3">For information on how to use the tool, consult the tool manual maintained in the tools GitHub repository. </text:span></text:p>
            <text:p/>
            <text:p><text:span text:style-name="T2">Brief summary of the framework </text:span></text:p>
            <text:p><text:span text:style-name="T3">The framework identifies 23 factors that are considered key to women’s ability to access employment opportunities. Due to data constraints only 21 of the 23 could be incorporated into the tool. These 21 factors are evaluated individually to create a single raster output layer for each factor with scores ranging from 0 to 5. </text:span></text:p>
            <text:p><text:span text:style-name="T3">Factor layers are aggregated into 4 dimensions (individual, contextual, accessibility and place characterization) using a multicriteria evaluation as described in the methodology document. Dimensions are also represented by a single raster layer with scores ranging from 0 to 5. Finally, dimensions can be further combined to produce a final aggregate output of scores ranging from 0 to 5. </text:span></text:p>
            <text:p><text:span text:style-name="T3">The range of scores within each layer can broadly be interpreted as follows: </text:span></text:p>
            <text:p/>
            <text:p><text:span text:style-name="T3"> Score range      Class     Interpretation</text:span></text:p>
            <text:p><text:span text:style-name="T3">0.00 - 0.50        0            Not enabling </text:span></text:p>
            <text:p><text:span text:style-name="T3">0.51 - 1.50        1            Very low enabling </text:span></text:p>
            <text:p><text:span text:style-name="T3">1.51 - 2.50        2            Low enabling </text:span></text:p>
            <text:p><text:span text:style-name="T3">2.51 - 3.50        3           Moderately enabling</text:span></text:p>
            <text:p><text:span text:style-name="T3">3.51 - 4.50        4           Enabling </text:span></text:p>
            <text:p><text:span text:style-name="T3">4.51 - 5.00        5           Highly enabling </text:span></text:p>
            <text:p/>
            <text:p><text:span text:style-name="T3">  </text:span></text:p>
            <text:p><text:span text:style-name="T2">Confidence Level</text:span><text:span text:style-name="T4"> </text:span></text:p>
            <text:p><text:span text:style-name="T3">An overall confidence level is assigned to the final aggregate output based on the percentage of factors included in the aggregation. The level of confidence in the overall result can be interpreted as follows: </text:span></text:p>
            <text:p><text:span text:style-name="T3">0-24% = Very low confidence </text:span></text:p>
            <text:p><text:span text:style-name="T3">25-49% = Low confidence </text:span></text:p>
            <text:p><text:span text:style-name="T3">50-74% = Medium confidence </text:span></text:p>
            <text:p><text:span text:style-name="T3">75-89% = High confidence </text:span></text:p>
            <text:p><text:span text:style-name="T3">90-100% = Very high confidence </text:span></text:p>
            <text:p/>
            <text:p><text:span text:style-name="T2">Insights</text:span></text:p>
            <text:p><text:span text:style-name="T3">The raw aggregate scores can be used in combination with information relating to the distribution of women and renewable energy sites to draw further insights. The insights tab groups population counts into three categories based on the lower, median, and upper quartile range of data to identify areas, of low, medium, and high numbers of women. These groupings are then combined with score classes to create 15 score-population classes listed below: </text:span></text:p>
            <text:p><text:span text:style-name="T3">1 - Very low enablement, low population </text:span></text:p>
            <text:p><text:span text:style-name="T3">2 - Very low enablement, medium population </text:span></text:p>
            <text:p><text:span text:style-name="T3">3 - Very low enablement, high population </text:span></text:p>
            <text:p><text:span text:style-name="T3">4 - Low enablement, low population </text:span></text:p>
            <text:p><text:span text:style-name="T3">5 - Low enablement, medium population </text:span></text:p>
            <text:p><text:span text:style-name="T3">6 - Low enablement, high population </text:span></text:p>
            <text:p><text:span text:style-name="T3">7 - Moderately enabling, low population </text:span></text:p>
            <text:p><text:span text:style-name="T3">8 - Moderately enabling, medium population </text:span></text:p>
            <text:p><text:span text:style-name="T3">9 - Moderately enabling, high population </text:span></text:p>
            <text:p><text:span text:style-name="T3">10 - Enabling, low population </text:span></text:p>
            <text:p><text:span text:style-name="T3">11 - Enabling, medium population </text:span></text:p>
            <text:p><text:span text:style-name="T3">12 - Enabling, high population </text:span></text:p>
            <text:p><text:span text:style-name="T3">13 - Highly enabling, low population </text:span></text:p>
            <text:p><text:span text:style-name="T3">14 - Highly enabling, medium population </text:span></text:p>
            <text:p><text:span text:style-name="T3">15 - Highly enabling, high population </text:span></text:p>
            <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7" table:formula="of:=TRUE()" office:value-type="float" office:value="1" calcext:value-type="float">
            <text:p>1</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table:table-cell table:style-name="ce10" office:value-type="string" calcext:value-type="string">
            <text:p>Setup</text:p>
          </table:table-cell>
          <table:table-cell table:style-name="ce10"/>
          <table:table-cell table:style-name="ce23" table:number-columns-repeated="2"/>
          <table:table-cell table:style-name="ce33" office:value-type="string" calcext:value-type="string">
            <text:p><text:span text:style-name="T2">GEEST - Setup</text:span></text:p>
            <text:p/>
            <text:p><text:span text:style-name="T3">In this tab, the user must: </text:span></text:p>
            <text:p/>
            <text:p><text:span text:style-name="T2">Step 1:</text:span><text:span text:style-name="T4"> Set  the output directory. The output directory must be created by the user prior to setup and it is where all outputs from the tool will be stored; </text:span></text:p>
            <text:p/>
            <text:p><text:span text:style-name="T2">Step 2:</text:span><text:span text:style-name="T4"> Locate the boundary layer of the administrative level of analysis. The boundary layer must be in vector format (.shp); </text:span></text:p>
            <text:p/>
            <text:p><text:span text:style-name="T2">Step 3:</text:span><text:span text:style-name="T4"> Set the CRS by selecting the EPSG code for the region from the drop-down list. The recommended CRS for the tool to function optimally is the UTM Zone for the region.  A list of valid UTMs for SIDS can be found in the user manual; </text:span></text:p>
            <text:p/>
            <text:p><text:span text:style-name="T2">Step 4:</text:span><text:span text:style-name="T4">  Set the preferred resolution of the raster output. The default and recommended resolution for the raster output is 100m, but this can be altered if preferred. A higher resolution (smaller pixel) will produce more detailed outputs but will require more processing power.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style-name="ce45" office:value-type="float" office:value="100" calcext:value-type="float">
            <office:annotation draw:style-name="gr3" draw:text-style-name="P2" svg:width="12.543cm" svg:height="5.874cm" svg:x="63.644cm" svg:y="62.133cm" draw:caption-point-x="-0.406cm" draw:caption-point-y="-2.265cm">
              <dc:date>2024-09-16T00:00:00</dc:date>
              <text:p text:style-name="P1"><text:span text:style-name="T1">check this is created upon set up</text:span></text:p>
              <text:p text:style-name="P1"><text:span text:style-name="T1"><text:tab/></text:span><text:span text:style-name="T1">-Michelle von Maltitz</text:span></text:p>
            </office:annotation>
            <text:p>100</text:p>
          </table:table-cell>
          <table:table-cell table:style-name="ce45" table:formula="of:=TRUE()" office:value-type="float" office:value="1" calcext:value-type="float">
            <text:p>1</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table:table-cell table:style-name="ce63" office:value-type="string" calcext:value-type="string" table:number-columns-spanned="1" table:number-rows-spanned="3">
            <text:p>Aggregate</text:p>
          </table:table-cell>
          <table:table-cell table:style-name="ce63" office:value-type="string" calcext:value-type="string">
            <text:p>Contextual</text:p>
          </table:table-cell>
          <table:table-cell table:style-name="ce24" office:value-type="string" calcext:value-type="string">
            <text:p>Contectual Score</text:p>
          </table:table-cell>
          <table:table-cell table:style-name="ce24"/>
          <table:table-cell table:style-name="ce34" office:value-type="string" calcext:value-type="string">
            <text:p><text:span text:style-name="T2">Contextual Factor Aggregation </text:span></text:p>
            <text:p/>
            <text:p><text:span text:style-name="T3">This tab aggregates the raster outputs of all available factors within the contextual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text:span><text:span text:style-name="T4">: A raster file containing values ranging from 0 to 5 is saved to the output directory and loaded into the workspace. Scores should be interpreted as outlined in the “About” tab.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table:covered-table-cell table:style-name="ce7"/>
          <table:table-cell table:style-name="ce63" office:value-type="string" calcext:value-type="string">
            <text:p>Accessibility</text:p>
          </table:table-cell>
          <table:table-cell table:style-name="ce24" office:value-type="string" calcext:value-type="string">
            <text:p>Accessibility Score</text:p>
          </table:table-cell>
          <table:table-cell table:style-name="ce24"/>
          <table:table-cell table:style-name="ce34" office:value-type="string" calcext:value-type="string">
            <text:p><text:span text:style-name="T2">Accessibility Factor Aggregation </text:span></text:p>
            <text:p/>
            <text:p><text:span text:style-name="T3">This tab aggregates the raster outputs of all available factors within the accessibility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 </text:span><text:span text:style-name="T4">A raster file containing values ranging from 0 to 5 is saved to the output directory and loaded into the workspace. Scores should be interpreted as outlined in the “About” tab.   </text:span></text:p>
            <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table:covered-table-cell table:style-name="ce12"/>
          <table:table-cell table:style-name="ce63" office:value-type="string" calcext:value-type="string">
            <text:p>Place Characherisation</text:p>
          </table:table-cell>
          <table:table-cell table:style-name="ce24" office:value-type="string" calcext:value-type="string">
            <text:p>Place Score</text:p>
          </table:table-cell>
          <table:table-cell table:style-name="ce24"/>
          <table:table-cell table:style-name="ce34" office:value-type="string" calcext:value-type="string">
            <text:p><text:span text:style-name="T2">Place Characterization Factor Aggregation </text:span></text:p>
            <text:p/>
            <text:p><text:span text:style-name="T3">This tab aggregates the raster outputs of all available factors within the place characterization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 </text:span><text:span text:style-name="T4">A raster file containing values ranging from 0 to 5 is saved to the output directory and loaded into the workspace. Scores should be interpreted as outlined in the “About” tab.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table:table-cell table:style-name="ce65" office:value-type="string" calcext:value-type="string" table:number-columns-spanned="1" table:number-rows-spanned="3">
            <text:p>Insignts</text:p>
          </table:table-cell>
          <table:table-cell table:style-name="ce65" office:value-type="string" calcext:value-type="string">
            <text:p>Enablement</text:p>
          </table:table-cell>
          <table:table-cell table:style-name="ce25" table:number-columns-repeated="2"/>
          <table:table-cell table:style-name="ce35" office:value-type="string" calcext:value-type="string">
            <text:p><text:span text:style-name="T2">Insights - Enablement</text:span></text:p>
            <text:p/>
            <text:p><text:span text:style-name="T3">This tab enables the user to obtain further refined insights from the score rasters produced in the previous tabs based on discrete descriptive classes. Population data can also be combined with the discrete score output dataset, allowing for more nuanced insights that account for both the level of enablement and population. Additionally, this tab provides the option to aggregate results based on specific boundaries of interest.</text:span></text:p>
            <text:p/>
            <text:p><text:span text:style-name="T2">Step 1: </text:span><text:span text:style-name="T4">Classify into discrete classes</text:span></text:p>
            <text:p/>
            <text:p><text:span text:style-name="T2">Enablement Score Input layer</text:span><text:span text:style-name="T4"> (required): The dimension or final weighted aggregated score layer of interest (.tif). Scores are grouped into five discrete classes as defined in the 'About' Tab.</text:span></text:p>
            <text:p/>
            <text:p><text:span text:style-name="T2">Output</text:span><text:span text:style-name="T4"> </text:span><text:span text:style-name="T5">(Level of Enablment)</text:span><text:span text:style-name="T4">:  The enablement score input layer classified into five discrete level of enablement classes.</text:span></text:p>
            <text:p><text:span text:style-name="T3">Population Input layer (required): A population count layer (.tif). This should be represented as the count of women in each raster cell.</text:span></text:p>
            <text:p><text:span text:style-name="T3">Output (Relative Population Count): The population input layer classified into three discrete classes based on the lower quartile range, interquartile range, and upper quartile range of data to identify areas of relatively low, medium, and high population per region.</text:span></text:p>
            <text:p/>
            <text:p><text:span text:style-name="T2">Step 2: Combine score and population classifications</text:span></text:p>
            <text:p><text:span text:style-name="T3">Level of Enablment Input Layer: The level of enablement output raster layer produced in step 1.</text:span></text:p>
            <text:p><text:span text:style-name="T3">Relative Population Count Input Layer: The relative population count raster layer produced in step 1.</text:span></text:p>
            <text:p><text:span text:style-name="T3">Output (Combine Classification):  A single raster layer which combines the five levels of enablement classes and three population classes. This layer contains 15 classes defined in the ‘About’ tab. This output covers the entire country or region of interest. </text:span></text:p>
            <text:p/>
            <text:p><text:span text:style-name="T2">Step 3</text:span><text:span text:style-name="T4">: </text:span><text:span text:style-name="T5">Aggregation</text:span></text:p>
            <text:p/>
            <text:p><text:span text:style-name="T2">Combine Classification Input Layer:</text:span><text:span text:style-name="T4"> The combine classification output raster layer produced in step 2.</text:span></text:p>
            <text:p/>
            <text:p><text:span text:style-name="T2">Aggregation Input Layer:</text:span><text:span text:style-name="T4"> A polygon layer representing boundaries of interest for aggregation (e.g. municipal boundary layer) </text:span></text:p>
            <text:p/>
            <text:p><text:span text:style-name="T2">Output (Aggregation):</text:span><text:span text:style-name="T4"> A polygon layer showing the 15 score-population classes produced in step 2 aggregated to the scale of the aggregation input layer using the majority class. </text:span></text:p>
          </table:table-cell>
          <table:table-cell table:number-columns-repeated="3" table:style-name="ce39"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table:covered-table-cell table:style-name="ce7"/>
          <table:table-cell table:style-name="ce65" office:value-type="string" calcext:value-type="string">
            <text:p>Re Zone Raster Locations</text:p>
          </table:table-cell>
          <table:table-cell table:style-name="ce25" table:number-columns-repeated="2"/>
          <table:table-cell table:style-name="ce35" office:value-type="string" calcext:value-type="string">
            <text:p><text:span text:style-name="T2">Insights - Raster Locations</text:span></text:p>
            <text:p/>
            <text:p><text:span text:style-name="T3">This tab enables the user to obtain further insights from the results based on proximity to potential RE zones. The outputs from this tab are assigned the combine classification score to the RE zones input raster and extract the aggregated polygon/admin units that intersect with RE zones.</text:span></text:p>
            <text:p/>
            <text:p><text:span text:style-name="T2">Combine Classification Input Layer: </text:span><text:span text:style-name="T4">The combine classification output raster layer produced in step 2 of the "Enablement" tab.</text:span></text:p>
            <text:p/>
            <text:p><text:span text:style-name="T2">Aggregated Combine Classification Input Layer:</text:span><text:span text:style-name="T4"> The aggregated combine classification output polygon layer produced in step 3 of the "Enablement" tab.</text:span></text:p>
            <text:p/>
            <text:p><text:span text:style-name="T2">Potential RE Zones Input Layer: </text:span><text:span text:style-name="T4">A raster layer highlighting the potetial RE zones. Pixels of zones in the region that have no RE potential needs to be represented with "no data" or "inf" values in the raster file.</text:span></text:p>
            <text:p/>
            <text:p><text:span text:style-name="T2">Output (RE zones): </text:span><text:span text:style-name="T4"> A raster layer of the RE zones with the combine classification scores assigned to the highlited RE zones. Additionally, the aggregated polygon/admin units that intersect with RE zones are extracted along with their majority combine classification class to a new polygon layer.</text:span></text:p>
          </table:table-cell>
          <table:table-cell table:number-columns-repeated="3" table:style-name="ce39"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table:covered-table-cell table:style-name="ce12"/>
          <table:table-cell table:style-name="ce65" office:value-type="string" calcext:value-type="string">
            <text:p>Re Point Locations</text:p>
          </table:table-cell>
          <table:table-cell table:style-name="ce25" table:number-columns-repeated="2"/>
          <table:table-cell table:style-name="ce35" office:value-type="string" calcext:value-type="string">
            <text:p><text:span text:style-name="T2">Insights - Point Locations</text:span></text:p>
            <text:p/>
            <text:p><text:span text:style-name="T3">This tab enables the user to obtain further insights from the results based on proximity to RE point locations. The first output from this tab aggregates the combine classification score based on the majority class that falls within the RE point location buffers. The second output extracts the aggregated polygon/admin units that intersect with RE point location buffers. The majority class extraction for the buffers is conducted using the original combine classification raster produced in step 2 of the "Enablement" tab.</text:span></text:p>
            <text:p/>
            <text:p><text:span text:style-name="T2">Combine Classification Input Layer:</text:span><text:span text:style-name="T4"> The combine classification output raster layer produced in step 2 of the  "Enablement" tab.</text:span></text:p>
            <text:p/>
            <text:p><text:span text:style-name="T2">Aggregated Combine Classification Input Layer:</text:span><text:span text:style-name="T4"> The aggregated combine classification output polygon layer produced in step 3 of the  "Enablement" tab.</text:span></text:p>
            <text:p/>
            <text:p><text:span text:style-name="T2">RE Point Location Input Layer</text:span><text:span text:style-name="T4">: Point locations of interest (.shp). This could be existing RE job locations or other points of interest.</text:span></text:p>
            <text:p><text:span text:style-name="T3">Buffer Distance: Maximum radial distance of circular buffer from point location in meters.</text:span></text:p>
            <text:p/>
            <text:p><text:span text:style-name="T2">Output (RE Point):</text:span><text:span text:style-name="T4"> A polygon layer showing the 15 score-population classes aggregated to the RE point buffers scale using the majority class that fall within the buffers. Additionally, the aggregated polygon/admin units that intersect with RE point location buffers are extracted along with their majority class to a new polygon layer.</text:span></text:p>
            <text:p/>
          </table:table-cell>
          <table:table-cell table:number-columns-repeated="3" table:style-name="ce39"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4" table:number-rows-repeated="965">
          <table:table-cell table:number-columns-repeated="6"/>
          <table:table-cell table:style-name="ce40" table:number-columns-repeated="3"/>
          <table:table-cell table:style-name="ce44" table:number-columns-repeated="2"/>
          <table:table-cell table:style-name="ce40" table:number-columns-repeated="2"/>
          <table:table-cell table:style-name="ce44" table:number-columns-repeated="2"/>
          <table:table-cell table:style-name="ce52"/>
          <table:table-cell table:style-name="ce58"/>
          <table:table-cell table:style-name="ce52"/>
          <table:table-cell table:style-name="ce58"/>
          <table:table-cell table:style-name="ce52"/>
          <table:table-cell table:style-name="ce58"/>
          <table:table-cell table:style-name="ce52"/>
          <table:table-cell table:style-name="ce58"/>
          <table:table-cell table:style-name="ce52"/>
          <table:table-cell table:style-name="ce58"/>
          <table:table-cell table:style-name="ce52"/>
          <table:table-cell table:style-name="ce58"/>
          <table:table-cell table:style-name="ce52"/>
          <table:table-cell table:number-columns-repeated="996"/>
        </table:table-row>
        <table:table-row table:style-name="ro5" table:number-rows-repeated="104757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 style:data-style-name="N2" text:time-value="22:38:10.35157305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09-16T22:42:58.514756134</dc:date>
    <meta:editing-duration>PT4M47S</meta:editing-duration>
    <meta:editing-cycles>3</meta:editing-cycles>
    <meta:document-statistic meta:table-count="1" meta:cell-count="912" meta:object-count="0"/>
  </office:meta>
</office:document-meta>
</file>